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17791" officeooo:paragraph-rsid="00017791"/>
    </style:style>
    <style:style style:name="P2" style:family="paragraph" style:parent-style-name="Standard">
      <style:text-properties officeooo:rsid="00017791" officeooo:paragraph-rsid="00017791"/>
    </style:style>
    <style:style style:name="Sect1" style:family="section">
      <style:section-properties fo:background-color="#ffbf00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158466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ection1">
        <text:p text:style-name="P2">Imiddiatly first section</text:p>
        <text:p text:style-name="P2"/>
        <text:p text:style-name="P2"/>
        <text:section text:style-name="Sect2" text:name="Section2">
          <text:p text:style-name="P2">Nested section</text:p>
        </text:section>
        <text:p text:style-name="P2"/>
        <text:p text:style-name="P2"/>
        <text:p text:style-name="P2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
                <text:soft-page-break/>
           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tent on the section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7791" officeooo:paragraph-rsid="0001779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8:27:48.687000000</meta:creation-date>
    <dc:date>2019-04-09T18:29:32.757000000</dc:date>
    <meta:editing-duration>PT1M44S</meta:editing-duration>
    <meta:editing-cycles>1</meta:editing-cycles>
    <meta:document-statistic meta:table-count="0" meta:image-count="0" meta:object-count="0" meta:page-count="2" meta:paragraph-count="4" meta:word-count="11" meta:character-count="71" meta:non-whitespace-character-count="64"/>
    <meta:generator>LibreOfficeDev/6.3.0.0.alpha0$Windows_x86 LibreOffice_project/61aea09f85de65708d6be7f450a5a8e9350516dc</meta:generator>
  </office:meta>
</office:document-meta>
</file>